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line-height="100%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WW8Num1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 style:list-style-name="WW8Num1">
      <style:paragraph-properties fo:margin-left="0in" fo:margin-right="0in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2">
      <style:text-properties fo:font-weight="normal" style:font-weight-asian="normal" style:font-weight-complex="normal"/>
    </style:style>
    <style:style style:name="P10" style:family="paragraph" style:parent-style-name="Heading_20_1">
      <style:text-properties fo:font-weight="bold" style:font-weight-asian="bold" style:font-weight-complex="bold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tacy David Thurston – Course Developer</text:h>
      <text:p text:style-name="P1"><text:span text:style-name="T5">Contact</text:span><text:span text:style-name="T1"><text:tab/></text:span><text:tab/>Home: 209-831-9168</text:p>
      <text:p text:style-name="P1"><text:tab/><text:tab/><text:tab/>Mobile: 650-483-7603</text:p>
      <text:p text:style-name="P1"><text:tab/><text:tab/><text:tab/>Email: tigerfarm@gmail.com and http://www.linkedin.com/in/tigerfarm</text:p>
      <text:p text:style-name="P4">I enjoy the challenge of creating practical labs for students. In the classroom, I get them to participate in demonstrations and have them relate their work to the course work.</text:p>
      <text:h text:style-name="Heading_20_1" text:outline-level="1">Experience</text:h>
      <text:h text:style-name="Heading_20_2" text:outline-level="2">2010 to 2016: Oracle Corporation</text:h>
      <text:list xml:id="list257043930716881776" text:style-name="WW8Num1">
        <text:list-item text:start-value="1">
          <text:p text:style-name="P7">I designed, developed, and delivered training courses to customers, partners, and employees. </text:p>
        </text:list-item>
        <text:list-item>
          <text:p text:style-name="P7">Main product I worked on: Oracle's Communication Suite: email, IM, and calendar</text:p>
        </text:list-item>
        <text:list-item>
          <text:p text:style-name="P8">After completion of courses, I would run train the trainer sessions.</text:p>
        </text:list-item>
        <text:list-item>
          <text:p text:style-name="P8">I taught in classrooms of 3 to 15 students, and <text:s/>presented in large rooms with over a 100 attendees.</text:p>
        </text:list-item>
        <text:list-item>
          <text:p text:style-name="P8">My target audiences: system administration, developers, and users.</text:p>
        </text:list-item>
        <text:list-item>
          <text:p text:style-name="P8">I was on the team to write the Java 7 Certification questions for Oracle. I am Java certified.</text:p>
        </text:list-item>
        <text:list-item>
          <text:p text:style-name="P8">I presented a Cloud session at Oracle World JavaOne in San Francisco.</text:p>
        </text:list-item>
        <text:list-item>
          <text:p text:style-name="P7"><text:span text:style-name="T5">I write programs and web applications in Java, JavaScript, HTML, CSS, </text:span><text:span text:style-name="T7">and UNIX scripts.</text:span></text:p>
        </text:list-item>
        <text:list-item text:start-value="1">
          <text:p text:style-name="P8">I'm a seasoned business traveler to places across the US, Mexico City, Europe, and Asia.</text:p>
        </text:list-item>
      </text:list>
      <text:h text:style-name="P9" text:outline-level="2">1998 to 2010: Netscape, AOL Time Warner, Sun Microsystems</text:h>
      <text:list xml:id="list31731811" text:continue-list="list257043930716881776" text:style-name="WW8Num1">
        <text:list-item text:start-value="1">
          <text:p text:style-name="P8">For Sun, I was the Cloud training curriculum product manager.</text:p>
        </text:list-item>
        <text:list-item>
          <text:p text:style-name="P8">For AOL, I was the product manager of a business document Communication application.</text:p>
        </text:list-item>
        <text:list-item>
          <text:p text:style-name="P8">I became an instructor for their business applications.</text:p>
        </text:list-item>
        <text:list-item>
          <text:p text:style-name="P8">I started at Netscape as an enterprise technical support person.</text:p>
        </text:list-item>
      </text:list>
      <text:h text:style-name="Heading_20_2" text:outline-level="2">2002 to 2004: Co-founder and product manager of Peersites Corporation</text:h>
      <text:list xml:id="list31702337" text:continue-numbering="true" text:style-name="WW8Num1">
        <text:list-item>
          <text:p text:style-name="P7">I developed business strategies and managed the product roadmap.</text:p>
        </text:list-item>
        <text:list-item>
          <text:p text:style-name="P7">I did product demonstrations and presentations to venture capitalists.</text:p>
        </text:list-item>
        <text:list-item>
          <text:p text:style-name="P7">I presented to the Department of Defense (DoD) at their Venture Catalyst Initiative Workshop.</text:p>
        </text:list-item>
      </text:list>
      <text:h text:style-name="Heading_20_2" text:outline-level="2">1992 to 1997: Sales Engineer for Bell Canada's Networking department</text:h>
      <text:p text:style-name="P5">I introduced Canada's major corporations to the internet. For example: Bank of Nova Scotia, Royal Bank, Manulife Insurance, and the sales team of Bell Canada.</text:p>
      <text:h text:style-name="P10" text:outline-level="1">Other Accomplishments</text:h>
      <text:list xml:id="list31727104" text:continue-numbering="true" text:style-name="WW8Num1">
        <text:list-item>
          <text:p text:style-name="P7"><text:span text:style-name="T5">I authored the </text:span><text:span text:style-name="T4">Sun Press, Prentice Hall book titled, Getting Started with Sun ONE.</text:span></text:p>
        </text:list-item>
        <text:list-item>
          <text:p text:style-name="P7">I designed and developed a <text:span text:style-name="T6">Java web site developer</text:span> course, then delivered it to corporate customers and to large audiences in the US, Asia, and Mexico.</text:p>
        </text:list-item>
        <text:list-item>
          <text:p text:style-name="P7">I lead successful corporate sales meetings with customers such as Boeing.</text:p>
        </text:list-item>
      </text:list>
      <text:p text:style-name="P2"/>
      <text:p text:style-name="Standard"><text:span text:style-name="T12">I am experienced with</text:span><text:span text:style-name="T11">: Microsoft Office</text:span><text:span text:style-name="T3">,</text:span> <text:span text:style-name="T11">Captivate, Camtasia, PaintShop, NetBeans and Eclipse IDEs, VirtualBox for VM development, application servers, wikis</text:span></text:p>
      <text:p text:style-name="P3"><text:span text:style-name="T2">Enrichment courses</text:span> I have attended: business writing, negotiation skills, <text:span text:style-name="T10">Oracle DBA</text:span><text:span text:style-name="T6">, and Systematic Course Development which is a course to develop course designer skills.</text:span></text:p>
      <text:p text:style-name="P6"><text:span text:style-name="T9">Interests</text:span><text:span text:style-name="T6">: writing fiction and nonfiction, reading, conserving old books, golfing, and cat rescuing</text:span></text:p>
      <text:p text:style-name="P1"><text:span text:style-name="T1">USA Status</text:span><text:tab/><text:tab/>Permanent resident (Green card holder) with a Canadian citizenship</text:p>
      <text:p text:style-name="P6"><text:span text:style-name="T8">Education</text:span><text:span text:style-name="T6"> <text:tab/><text:tab/>Bachelor of Arts with a major in economics from the University of Manitob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fo:text-indent="0in" style:auto-text-indent="false" fo:keep-with-next="always"/>
      <style:text-properties fo:font-size="14pt" fo:font-weight="normal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in" fo:margin-right="0in" fo:text-indent="0in" style:auto-text-indent="false" fo:keep-with-next="always">
        <style:tab-stops/>
      </style:paragraph-properties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1.5in" fo:margin-right="0in" fo:text-indent="0in" style:auto-text-indent="false" fo:keep-with-next="always">
        <style:tab-stops/>
      </style:paragraph-properties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-Caption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.0799in"/>
      <style:text-properties fo:font-size="16pt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 fo:font-size="9pt" style:font-size-asian="9pt"/>
    </style:style>
    <style:style style:name="WW8Num2z0" style:family="text">
      <style:text-properties style:font-name="Symbol1" fo:font-size="9pt" style:font-size-asian="9pt" style:font-name-complex="StarSymbol1" style:font-size-complex="9pt"/>
    </style:style>
    <style:style style:name="WW8Num3z0" style:family="text">
      <style:text-properties style:font-name="Symbol1" fo:font-size="9pt" style:font-size-asian="9pt" style:font-name-complex="StarSymbol1" style:font-size-complex="9pt"/>
    </style:style>
    <style:style style:name="WW-Absatz-Standardschriftart" style:family="text"/>
    <style:style style:name="WW-Bullet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WW8Num1z0" style:family="text">
      <style:text-properties style:font-name="Symbol" fo:font-size="9pt" style:font-size-asian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·">
        <style:list-level-properties text:min-label-width="0.1965in"/>
        <style:text-properties style:font-name="Symbol"/>
      </text:list-level-style-bullet>
      <text:list-level-style-bullet text:level="2" text:style-name="WW8Num1z0" text:bullet-char="·">
        <style:list-level-properties text:space-before="0.1972in" text:min-label-width="0.1965in"/>
        <style:text-properties style:font-name="Symbol"/>
      </text:list-level-style-bullet>
      <text:list-level-style-bullet text:level="3" text:style-name="WW8Num1z0" text:bullet-char="·">
        <style:list-level-properties text:space-before="0.3937in" text:min-label-width="0.1965in"/>
        <style:text-properties style:font-name="Symbol"/>
      </text:list-level-style-bullet>
      <text:list-level-style-bullet text:level="4" text:style-name="WW8Num1z0" text:bullet-char="·">
        <style:list-level-properties text:space-before="0.5909in" text:min-label-width="0.1965in"/>
        <style:text-properties style:font-name="Symbol"/>
      </text:list-level-style-bullet>
      <text:list-level-style-bullet text:level="5" text:style-name="WW8Num1z0" text:bullet-char="·">
        <style:list-level-properties text:space-before="0.7874in" text:min-label-width="0.1965in"/>
        <style:text-properties style:font-name="Symbol"/>
      </text:list-level-style-bullet>
      <text:list-level-style-bullet text:level="6" text:style-name="WW8Num1z0" text:bullet-char="·">
        <style:list-level-properties text:space-before="0.9846in" text:min-label-width="0.1965in"/>
        <style:text-properties style:font-name="Symbol"/>
      </text:list-level-style-bullet>
      <text:list-level-style-bullet text:level="7" text:style-name="WW8Num1z0" text:bullet-char="·">
        <style:list-level-properties text:space-before="1.1815in" text:min-label-width="0.1965in"/>
        <style:text-properties style:font-name="Symbol"/>
      </text:list-level-style-bullet>
      <text:list-level-style-bullet text:level="8" text:style-name="WW8Num1z0" text:bullet-char="·">
        <style:list-level-properties text:space-before="1.3787in" text:min-label-width="0.1965in"/>
        <style:text-properties style:font-name="Symbol"/>
      </text:list-level-style-bullet>
      <text:list-level-style-bullet text:level="9" text:style-name="WW8Num1z0" text:bullet-char="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>
      <text:list-level-style-bullet text:level="1" text:style-name="WW8Num2z0" text:bullet-char="·">
        <style:list-level-properties text:min-label-width="0.1965in"/>
        <style:text-properties style:font-name="Symbol1"/>
      </text:list-level-style-bullet>
      <text:list-level-style-bullet text:level="2" text:style-name="WW8Num2z0" text:bullet-char="·">
        <style:list-level-properties text:space-before="0.1972in" text:min-label-width="0.1965in"/>
        <style:text-properties style:font-name="Symbol1"/>
      </text:list-level-style-bullet>
      <text:list-level-style-bullet text:level="3" text:style-name="WW8Num2z0" text:bullet-char="·">
        <style:list-level-properties text:space-before="0.3937in" text:min-label-width="0.1965in"/>
        <style:text-properties style:font-name="Symbol1"/>
      </text:list-level-style-bullet>
      <text:list-level-style-bullet text:level="4" text:style-name="WW8Num2z0" text:bullet-char="·">
        <style:list-level-properties text:space-before="0.5909in" text:min-label-width="0.1965in"/>
        <style:text-properties style:font-name="Symbol1"/>
      </text:list-level-style-bullet>
      <text:list-level-style-bullet text:level="5" text:style-name="WW8Num2z0" text:bullet-char="·">
        <style:list-level-properties text:space-before="0.7874in" text:min-label-width="0.1965in"/>
        <style:text-properties style:font-name="Symbol1"/>
      </text:list-level-style-bullet>
      <text:list-level-style-bullet text:level="6" text:style-name="WW8Num2z0" text:bullet-char="·">
        <style:list-level-properties text:space-before="0.9846in" text:min-label-width="0.1965in"/>
        <style:text-properties style:font-name="Symbol1"/>
      </text:list-level-style-bullet>
      <text:list-level-style-bullet text:level="7" text:style-name="WW8Num2z0" text:bullet-char="·">
        <style:list-level-properties text:space-before="1.1815in" text:min-label-width="0.1965in"/>
        <style:text-properties style:font-name="Symbol1"/>
      </text:list-level-style-bullet>
      <text:list-level-style-bullet text:level="8" text:style-name="WW8Num2z0" text:bullet-char="·">
        <style:list-level-properties text:space-before="1.3787in" text:min-label-width="0.1965in"/>
        <style:text-properties style:font-name="Symbol1"/>
      </text:list-level-style-bullet>
      <text:list-level-style-bullet text:level="9" text:style-name="WW8Num2z0" text:bullet-char="·">
        <style:list-level-properties text:space-before="1.5752in" text:min-label-width="0.1965in"/>
        <style:text-properties style:font-name="Symbol1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>
      <text:list-level-style-bullet text:level="1" text:style-name="WW8Num3z0" text:bullet-char="·">
        <style:list-level-properties text:min-label-width="0.1965in"/>
        <style:text-properties style:font-name="Symbol1"/>
      </text:list-level-style-bullet>
      <text:list-level-style-bullet text:level="2" text:style-name="WW8Num3z0" text:bullet-char="·">
        <style:list-level-properties text:space-before="0.1972in" text:min-label-width="0.1965in"/>
        <style:text-properties style:font-name="Symbol1"/>
      </text:list-level-style-bullet>
      <text:list-level-style-bullet text:level="3" text:style-name="WW8Num3z0" text:bullet-char="·">
        <style:list-level-properties text:space-before="0.3937in" text:min-label-width="0.1965in"/>
        <style:text-properties style:font-name="Symbol1"/>
      </text:list-level-style-bullet>
      <text:list-level-style-bullet text:level="4" text:style-name="WW8Num3z0" text:bullet-char="·">
        <style:list-level-properties text:space-before="0.5909in" text:min-label-width="0.1965in"/>
        <style:text-properties style:font-name="Symbol1"/>
      </text:list-level-style-bullet>
      <text:list-level-style-bullet text:level="5" text:style-name="WW8Num3z0" text:bullet-char="·">
        <style:list-level-properties text:space-before="0.7874in" text:min-label-width="0.1965in"/>
        <style:text-properties style:font-name="Symbol1"/>
      </text:list-level-style-bullet>
      <text:list-level-style-bullet text:level="6" text:style-name="WW8Num3z0" text:bullet-char="·">
        <style:list-level-properties text:space-before="0.9846in" text:min-label-width="0.1965in"/>
        <style:text-properties style:font-name="Symbol1"/>
      </text:list-level-style-bullet>
      <text:list-level-style-bullet text:level="7" text:style-name="WW8Num3z0" text:bullet-char="·">
        <style:list-level-properties text:space-before="1.1815in" text:min-label-width="0.1965in"/>
        <style:text-properties style:font-name="Symbol1"/>
      </text:list-level-style-bullet>
      <text:list-level-style-bullet text:level="8" text:style-name="WW8Num3z0" text:bullet-char="·">
        <style:list-level-properties text:space-before="1.3787in" text:min-label-width="0.1965in"/>
        <style:text-properties style:font-name="Symbol1"/>
      </text:list-level-style-bullet>
      <text:list-level-style-bullet text:level="9" text:style-name="WW8Num3z0" text:bullet-char="·">
        <style:list-level-properties text:space-before="1.5752in" text:min-label-width="0.1965in"/>
        <style:text-properties style:font-name="Symbol1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1in" fo:margin-left="1in" fo:margin-right="0.7299in" style:writing-mode="lr-tb" style:layout-grid-color="#c0c0c0" style:layout-grid-lines="37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PM Resume</dc:title>
    <meta:initial-creator>Stacy</meta:initial-creator>
    <meta:creation-date>2004-08-30T18:49:49</meta:creation-date>
    <dc:date>2016-07-27T11:15:22.83</dc:date>
    <meta:print-date>2009-08-28T10:04:43.57</meta:print-date>
    <dc:language>de-DE</dc:language>
    <meta:editing-cycles>157</meta:editing-cycles>
    <meta:editing-duration>P6DT11H46M28S</meta:editing-duration>
    <dc:creator>Stacy David</dc:creator>
    <meta:printed-by>Stacy David Thurston</meta:printed-by>
    <meta:document-statistic meta:table-count="0" meta:image-count="0" meta:object-count="0" meta:page-count="1" meta:paragraph-count="36" meta:word-count="453" meta:character-count="2902"/>
    <meta:user-defined meta:name="Info 1"/>
    <meta:user-defined meta:name="Info 2"/>
    <meta:user-defined meta:name="Info 3"/>
    <meta:user-defined meta:name="Info 4"/>
  </office:meta>
</office:document-meta>
</file>